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416in" text:min-label-width="0in" text:list-level-position-and-space-mode="label-alignment">
          <style:list-level-label-alignment text:label-followed-by="listtab" fo:margin-left="0.5416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." style:num-format="1" text:start-value="2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1805in" text:min-label-width="0in" text:list-level-position-and-space-mode="label-alignment">
          <style:list-level-label-alignment text:label-followed-by="listtab" fo:margin-left="0.180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4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 fo:margin-left="-0.0034in">
        <style:tab-stops/>
      </style:paragraph-properties>
    </style:style>
    <style:style style:name="P2" style:parent-style-name="Normal" style:family="paragraph">
      <style:paragraph-properties fo:margin-left="-0.0034in">
        <style:tab-stops/>
      </style:paragraph-properties>
    </style:style>
    <style:style style:name="P3" style:parent-style-name="Normal" style:list-style-name="LFO1" style:family="paragraph">
      <style:paragraph-properties fo:text-indent="-0.2916in"/>
    </style:style>
    <style:style style:name="P4" style:parent-style-name="Normal" style:list-style-name="LFO1" style:family="paragraph">
      <style:paragraph-properties fo:text-indent="-0.2916in"/>
    </style:style>
    <style:style style:name="P5" style:parent-style-name="Normal" style:list-style-name="LFO1" style:family="paragraph">
      <style:paragraph-properties fo:text-indent="-0.2916in"/>
    </style:style>
    <style:style style:name="P6" style:parent-style-name="Normal" style:list-style-name="LFO1" style:family="paragraph">
      <style:paragraph-properties fo:text-indent="-0.2916in"/>
    </style:style>
    <style:style style:name="P7" style:parent-style-name="Normal" style:list-style-name="LFO1" style:family="paragraph">
      <style:paragraph-properties fo:margin-bottom="0.184in" fo:text-indent="-0.2916in"/>
    </style:style>
    <style:style style:name="P8" style:parent-style-name="Normal" style:family="paragraph">
      <style:paragraph-properties fo:margin-left="-0.0034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paragraph-properties fo:margin-left="0.5in">
        <style:tab-stops/>
      </style:paragraph-properties>
    </style:style>
    <style:style style:name="P13" style:parent-style-name="Normal" style:family="paragraph">
      <style:paragraph-properties fo:margin-left="0.5in">
        <style:tab-stops/>
      </style:paragraph-properties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P15" style:parent-style-name="Normal" style:family="paragraph">
      <style:paragraph-properties fo:text-align="start" fo:margin-left="-0.0104in" fo:text-indent="0in">
        <style:tab-stops>
          <style:tab-stop style:type="center" style:position="1.8659in"/>
        </style:tab-stops>
      </style:paragraph-properties>
    </style:style>
    <style:style style:name="P16" style:parent-style-name="Normal" style:family="paragraph">
      <style:paragraph-properties fo:text-align="start" fo:margin-left="-0.0104in" fo:text-indent="0in">
        <style:tab-stops>
          <style:tab-stop style:type="center" style:position="1.9423in"/>
        </style:tab-stops>
      </style:paragraph-properties>
    </style:style>
    <style:style style:name="P17" style:parent-style-name="Normal" style:family="paragraph">
      <style:paragraph-properties fo:text-align="start" fo:margin-left="-0.0104in" fo:text-indent="0in">
        <style:tab-stops>
          <style:tab-stop style:type="center" style:position="1.8222in"/>
        </style:tab-stops>
      </style:paragraph-properties>
    </style:style>
    <style:style style:name="P18" style:parent-style-name="Normal" style:family="paragraph">
      <style:paragraph-properties fo:text-align="start" fo:margin-left="-0.0104in" fo:text-indent="0in">
        <style:tab-stops>
          <style:tab-stop style:type="center" style:position="1.8826in"/>
        </style:tab-stops>
      </style:paragraph-properties>
    </style:style>
    <style:style style:name="P19" style:parent-style-name="Normal" style:family="paragraph">
      <style:paragraph-properties fo:margin-bottom="0.1819in" fo:margin-left="0.5in">
        <style:tab-stops/>
      </style:paragraph-properties>
    </style:style>
    <style:style style:name="P20" style:parent-style-name="Normal" style:list-style-name="LFO2" style:family="paragraph">
      <style:paragraph-properties fo:margin-bottom="0.1847in"/>
    </style:style>
    <style:style style:name="P21" style:parent-style-name="Normal" style:list-style-name="LFO2" style:family="paragraph"/>
    <style:style style:name="P2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3" style:parent-style-name="Normal" style:list-style-name="LFO3" style:family="paragraph">
      <style:paragraph-properties fo:text-indent="-0.1805in"/>
    </style:style>
    <style:style style:name="P24" style:parent-style-name="Normal" style:family="paragraph">
      <style:paragraph-properties fo:margin-left="-0.0034in">
        <style:tab-stops/>
      </style:paragraph-properties>
    </style:style>
    <style:style style:name="P25" style:parent-style-name="Normal" style:family="paragraph">
      <style:paragraph-properties fo:margin-left="-0.0034in">
        <style:tab-stops/>
      </style:paragraph-properties>
    </style:style>
    <style:style style:name="P26" style:parent-style-name="Normal" style:family="paragraph">
      <style:paragraph-properties fo:margin-left="-0.0034in">
        <style:tab-stops/>
      </style:paragraph-properties>
    </style:style>
    <style:style style:name="P27" style:parent-style-name="Normal" style:family="paragraph">
      <style:paragraph-properties fo:margin-left="-0.0034in">
        <style:tab-stops/>
      </style:paragraph-properties>
    </style:style>
    <style:style style:name="P28" style:parent-style-name="Normal" style:family="paragraph">
      <style:paragraph-properties fo:margin-left="-0.0034in">
        <style:tab-stops/>
      </style:paragraph-properties>
    </style:style>
    <style:style style:name="P29" style:parent-style-name="Normal" style:family="paragraph">
      <style:paragraph-properties fo:margin-left="-0.0034in">
        <style:tab-stops/>
      </style:paragraph-properties>
    </style:style>
    <style:style style:name="P30" style:parent-style-name="Normal" style:family="paragraph">
      <style:paragraph-properties fo:margin-left="-0.0034in">
        <style:tab-stops/>
      </style:paragraph-properties>
    </style:style>
    <style:style style:name="P31" style:parent-style-name="Normal" style:family="paragraph">
      <style:paragraph-properties fo:margin-left="-0.0034in">
        <style:tab-stops/>
      </style:paragraph-properties>
    </style:style>
    <style:style style:name="P32" style:parent-style-name="Normal" style:family="paragraph">
      <style:paragraph-properties fo:margin-bottom="0.1819in" fo:margin-left="-0.0034in">
        <style:tab-stops/>
      </style:paragraph-properties>
    </style:style>
    <style:style style:name="P33" style:parent-style-name="Normal" style:list-style-name="LFO3" style:family="paragraph">
      <style:paragraph-properties fo:text-indent="-0.1805in"/>
    </style:style>
    <style:style style:name="P34" style:parent-style-name="Normal" style:family="paragraph">
      <style:paragraph-properties fo:margin-left="-0.0034in">
        <style:tab-stops/>
      </style:paragraph-properties>
    </style:style>
    <style:style style:name="P35" style:parent-style-name="Normal" style:family="paragraph">
      <style:paragraph-properties fo:margin-left="-0.0034in">
        <style:tab-stops/>
      </style:paragraph-properties>
    </style:style>
    <style:style style:name="P36" style:parent-style-name="Normal" style:family="paragraph">
      <style:paragraph-properties fo:margin-left="-0.0034in">
        <style:tab-stops/>
      </style:paragraph-properties>
    </style:style>
    <style:style style:name="P37" style:parent-style-name="Normal" style:family="paragraph">
      <style:paragraph-properties fo:margin-left="-0.0034in">
        <style:tab-stops/>
      </style:paragraph-properties>
    </style:style>
    <style:style style:name="P38" style:parent-style-name="Normal" style:family="paragraph">
      <style:paragraph-properties fo:margin-left="-0.0034in">
        <style:tab-stops/>
      </style:paragraph-properties>
    </style:style>
    <style:style style:name="P39" style:parent-style-name="Normal" style:family="paragraph">
      <style:paragraph-properties fo:margin-left="-0.0034in">
        <style:tab-stops/>
      </style:paragraph-properties>
    </style:style>
    <style:style style:name="P40" style:parent-style-name="Normal" style:family="paragraph">
      <style:paragraph-properties fo:margin-left="-0.0034in">
        <style:tab-stops/>
      </style:paragraph-properties>
    </style:style>
    <style:style style:name="P41" style:parent-style-name="Normal" style:family="paragraph">
      <style:paragraph-properties fo:margin-left="-0.0034in" fo:margin-right="1.8986in">
        <style:tab-stops/>
      </style:paragraph-properties>
    </style:style>
    <style:style style:name="P42" style:parent-style-name="Normal" style:list-style-name="LFO3" style:family="paragraph">
      <style:paragraph-properties fo:text-indent="-0.1805in"/>
    </style:style>
    <style:style style:name="P43" style:parent-style-name="Normal" style:family="paragraph">
      <style:paragraph-properties fo:margin-left="-0.0034in">
        <style:tab-stops/>
      </style:paragraph-properties>
    </style:style>
    <style:style style:name="P44" style:parent-style-name="Normal" style:family="paragraph">
      <style:paragraph-properties fo:margin-left="-0.0034in">
        <style:tab-stops/>
      </style:paragraph-properties>
    </style:style>
    <style:style style:name="P45" style:parent-style-name="Normal" style:family="paragraph">
      <style:paragraph-properties fo:margin-left="-0.0034in">
        <style:tab-stops/>
      </style:paragraph-properties>
    </style:style>
    <style:style style:name="P46" style:parent-style-name="Normal" style:family="paragraph">
      <style:paragraph-properties fo:margin-left="-0.0034in">
        <style:tab-stops/>
      </style:paragraph-properties>
    </style:style>
    <style:style style:name="P47" style:parent-style-name="Normal" style:family="paragraph">
      <style:paragraph-properties fo:margin-left="-0.0034in">
        <style:tab-stops/>
      </style:paragraph-properties>
    </style:style>
    <style:style style:name="P48" style:parent-style-name="Normal" style:family="paragraph">
      <style:paragraph-properties fo:margin-left="-0.0034in">
        <style:tab-stops/>
      </style:paragraph-properties>
    </style:style>
    <style:style style:name="P49" style:parent-style-name="Normal" style:family="paragraph">
      <style:paragraph-properties fo:margin-left="-0.0034in">
        <style:tab-stops/>
      </style:paragraph-properties>
    </style:style>
    <style:style style:name="P50" style:parent-style-name="Normal" style:family="paragraph">
      <style:paragraph-properties fo:margin-left="-0.0034in">
        <style:tab-stops/>
      </style:paragraph-properties>
    </style:style>
    <style:style style:name="P51" style:parent-style-name="Normal" style:family="paragraph">
      <style:paragraph-properties fo:margin-left="-0.0034in">
        <style:tab-stops/>
      </style:paragraph-properties>
    </style:style>
    <style:style style:name="P52" style:parent-style-name="Normal" style:family="paragraph">
      <style:paragraph-properties fo:margin-left="-0.0034in">
        <style:tab-stops/>
      </style:paragraph-properties>
    </style:style>
    <style:style style:name="P53" style:parent-style-name="Normal" style:family="paragraph">
      <style:paragraph-properties fo:margin-left="-0.0034in">
        <style:tab-stops/>
      </style:paragraph-properties>
    </style:style>
    <style:style style:name="P54" style:parent-style-name="Normal" style:family="paragraph">
      <style:paragraph-properties fo:margin-left="-0.0034in">
        <style:tab-stops/>
      </style:paragraph-properties>
    </style:style>
    <style:style style:name="P55" style:parent-style-name="Normal" style:family="paragraph">
      <style:paragraph-properties fo:margin-left="-0.0034in">
        <style:tab-stops/>
      </style:paragraph-properties>
    </style:style>
    <style:style style:name="P56" style:parent-style-name="Normal" style:family="paragraph">
      <style:paragraph-properties fo:margin-left="-0.0034in">
        <style:tab-stops/>
      </style:paragraph-properties>
    </style:style>
    <style:style style:name="P57" style:parent-style-name="Normal" style:family="paragraph">
      <style:paragraph-properties fo:margin-bottom="0.1847in" fo:margin-left="-0.0034in" fo:margin-right="5.1722in">
        <style:tab-stops/>
      </style:paragraph-properties>
    </style:style>
    <style:style style:name="P58" style:parent-style-name="Normal" style:family="paragraph">
      <style:paragraph-properties fo:margin-left="-0.0034in">
        <style:tab-stops/>
      </style:paragraph-properties>
    </style:style>
    <style:style style:name="P59" style:parent-style-name="Normal" style:family="paragraph">
      <style:paragraph-properties fo:margin-left="-0.0034in">
        <style:tab-stops/>
      </style:paragraph-properties>
    </style:style>
    <style:style style:name="P60" style:parent-style-name="Normal" style:family="paragraph">
      <style:paragraph-properties fo:margin-left="-0.0034in">
        <style:tab-stops/>
      </style:paragraph-properties>
    </style:style>
    <style:style style:name="P61" style:parent-style-name="Normal" style:family="paragraph">
      <style:paragraph-properties fo:margin-left="-0.0034in">
        <style:tab-stops/>
      </style:paragraph-properties>
    </style:style>
    <style:style style:name="P62" style:parent-style-name="Normal" style:family="paragraph">
      <style:paragraph-properties fo:margin-left="-0.0034in">
        <style:tab-stops/>
      </style:paragraph-properties>
    </style:style>
    <style:style style:name="P63" style:parent-style-name="Normal" style:family="paragraph">
      <style:paragraph-properties fo:margin-left="-0.0034in">
        <style:tab-stops/>
      </style:paragraph-properties>
    </style:style>
    <style:style style:name="P64" style:parent-style-name="Normal" style:family="paragraph">
      <style:paragraph-properties fo:margin-left="-0.0034in">
        <style:tab-stops/>
      </style:paragraph-properties>
    </style:style>
    <style:style style:name="P65" style:parent-style-name="Normal" style:family="paragraph">
      <style:paragraph-properties fo:margin-left="-0.0034in">
        <style:tab-stops/>
      </style:paragraph-properties>
    </style:style>
    <style:style style:name="P66" style:parent-style-name="Normal" style:family="paragraph">
      <style:paragraph-properties fo:margin-left="-0.0034in">
        <style:tab-stops/>
      </style:paragraph-properties>
    </style:style>
    <style:style style:name="P67" style:parent-style-name="Normal" style:family="paragraph">
      <style:paragraph-properties fo:margin-left="-0.0034in">
        <style:tab-stops/>
      </style:paragraph-properties>
    </style:style>
    <style:style style:name="P68" style:parent-style-name="Normal" style:family="paragraph">
      <style:paragraph-properties fo:margin-left="-0.0034in">
        <style:tab-stops/>
      </style:paragraph-properties>
    </style:style>
    <style:style style:name="P69" style:parent-style-name="Normal" style:family="paragraph">
      <style:paragraph-properties fo:margin-left="-0.0034in">
        <style:tab-stops/>
      </style:paragraph-properties>
    </style:style>
    <style:style style:name="P70" style:parent-style-name="Normal" style:family="paragraph">
      <style:paragraph-properties fo:margin-left="-0.0034in">
        <style:tab-stops/>
      </style:paragraph-properties>
    </style:style>
    <style:style style:name="P71" style:parent-style-name="Normal" style:family="paragraph">
      <style:paragraph-properties fo:margin-left="-0.0034in">
        <style:tab-stops/>
      </style:paragraph-properties>
    </style:style>
    <style:style style:name="P72" style:parent-style-name="Normal" style:family="paragraph">
      <style:paragraph-properties fo:margin-left="-0.0034in">
        <style:tab-stops/>
      </style:paragraph-properties>
    </style:style>
    <style:style style:name="P73" style:parent-style-name="Normal" style:family="paragraph">
      <style:paragraph-properties fo:margin-left="-0.0034in">
        <style:tab-stops/>
      </style:paragraph-properties>
    </style:style>
    <style:style style:name="P74" style:parent-style-name="Normal" style:family="paragraph">
      <style:paragraph-properties fo:margin-left="-0.0034in">
        <style:tab-stops/>
      </style:paragraph-properties>
    </style:style>
    <style:style style:name="P75" style:parent-style-name="Normal" style:family="paragraph">
      <style:paragraph-properties fo:margin-left="-0.0034in" fo:margin-right="1.9034in">
        <style:tab-stops/>
      </style:paragraph-properties>
    </style:style>
    <style:style style:name="P76" style:parent-style-name="Normal" style:family="paragraph">
      <style:paragraph-properties fo:margin-left="-0.0034in">
        <style:tab-stops/>
      </style:paragraph-properties>
    </style:style>
    <style:style style:name="P77" style:parent-style-name="Normal" style:family="paragraph">
      <style:paragraph-properties fo:margin-bottom="0.1847in" fo:margin-left="-0.0034in" fo:margin-right="4.9868in">
        <style:tab-stops/>
      </style:paragraph-properties>
    </style:style>
    <style:style style:name="P78" style:parent-style-name="Normal" style:family="paragraph">
      <style:paragraph-properties fo:margin-left="-0.0034in">
        <style:tab-stops/>
      </style:paragraph-properties>
    </style:style>
    <style:style style:name="P79" style:parent-style-name="Normal" style:family="paragraph">
      <style:paragraph-properties fo:margin-left="-0.0034in">
        <style:tab-stops/>
      </style:paragraph-properties>
    </style:style>
    <style:style style:name="P80" style:parent-style-name="Normal" style:family="paragraph">
      <style:paragraph-properties fo:margin-left="-0.0034in">
        <style:tab-stops/>
      </style:paragraph-properties>
    </style:style>
    <style:style style:name="P81" style:parent-style-name="Normal" style:family="paragraph">
      <style:paragraph-properties fo:margin-left="-0.0034in">
        <style:tab-stops/>
      </style:paragraph-properties>
    </style:style>
    <style:style style:name="P82" style:parent-style-name="Normal" style:family="paragraph">
      <style:paragraph-properties fo:margin-left="-0.0034in">
        <style:tab-stops/>
      </style:paragraph-properties>
    </style:style>
    <style:style style:name="P83" style:parent-style-name="Normal" style:family="paragraph">
      <style:paragraph-properties fo:margin-left="-0.0034in">
        <style:tab-stops/>
      </style:paragraph-properties>
    </style:style>
    <style:style style:name="P84" style:parent-style-name="Normal" style:family="paragraph">
      <style:paragraph-properties fo:margin-left="-0.0034in">
        <style:tab-stops/>
      </style:paragraph-properties>
    </style:style>
    <style:style style:name="P85" style:parent-style-name="Normal" style:family="paragraph">
      <style:paragraph-properties fo:margin-left="-0.0034in">
        <style:tab-stops/>
      </style:paragraph-properties>
    </style:style>
    <style:style style:name="P86" style:parent-style-name="Normal" style:family="paragraph">
      <style:paragraph-properties fo:margin-left="-0.0034in">
        <style:tab-stops/>
      </style:paragraph-properties>
    </style:style>
    <style:style style:name="P87" style:parent-style-name="Normal" style:family="paragraph">
      <style:paragraph-properties fo:margin-left="-0.0034in">
        <style:tab-stops/>
      </style:paragraph-properties>
    </style:style>
    <style:style style:name="P88" style:parent-style-name="Normal" style:family="paragraph">
      <style:paragraph-properties fo:margin-left="-0.0034in">
        <style:tab-stops/>
      </style:paragraph-properties>
    </style:style>
    <style:style style:name="P89" style:parent-style-name="Normal" style:family="paragraph">
      <style:paragraph-properties fo:margin-left="-0.0034in">
        <style:tab-stops/>
      </style:paragraph-properties>
    </style:style>
    <style:style style:name="P90" style:parent-style-name="Normal" style:family="paragraph">
      <style:paragraph-properties fo:margin-left="-0.0034in">
        <style:tab-stops/>
      </style:paragraph-properties>
    </style:style>
    <style:style style:name="P91" style:parent-style-name="Normal" style:family="paragraph">
      <style:paragraph-properties fo:margin-left="-0.0034in">
        <style:tab-stops/>
      </style:paragraph-properties>
    </style:style>
    <style:style style:name="P92" style:parent-style-name="Normal" style:family="paragraph">
      <style:paragraph-properties fo:margin-left="-0.0034in">
        <style:tab-stops/>
      </style:paragraph-properties>
    </style:style>
    <style:style style:name="P93" style:parent-style-name="Normal" style:family="paragraph">
      <style:paragraph-properties fo:margin-left="-0.0034in">
        <style:tab-stops/>
      </style:paragraph-properties>
    </style:style>
    <style:style style:name="P94" style:parent-style-name="Normal" style:family="paragraph">
      <style:paragraph-properties fo:margin-left="-0.0034in">
        <style:tab-stops/>
      </style:paragraph-properties>
    </style:style>
    <style:style style:name="P95" style:parent-style-name="Normal" style:family="paragraph">
      <style:paragraph-properties fo:margin-left="-0.0034in">
        <style:tab-stops/>
      </style:paragraph-properties>
    </style:style>
    <style:style style:name="P96" style:parent-style-name="Normal" style:family="paragraph">
      <style:paragraph-properties fo:margin-left="-0.0034in">
        <style:tab-stops/>
      </style:paragraph-properties>
    </style:style>
    <style:style style:name="P97" style:parent-style-name="Normal" style:family="paragraph">
      <style:paragraph-properties fo:margin-left="-0.0034in">
        <style:tab-stops/>
      </style:paragraph-properties>
    </style:style>
    <style:style style:name="P98" style:parent-style-name="Normal" style:family="paragraph">
      <style:paragraph-properties fo:margin-left="-0.0034in">
        <style:tab-stops/>
      </style:paragraph-properties>
    </style:style>
    <style:style style:name="P99" style:parent-style-name="Normal" style:family="paragraph">
      <style:paragraph-properties fo:margin-left="-0.0034in">
        <style:tab-stops/>
      </style:paragraph-properties>
    </style:style>
    <style:style style:name="P100" style:parent-style-name="Normal" style:family="paragraph">
      <style:paragraph-properties fo:margin-bottom="0.1819in" fo:margin-left="-0.0034in">
        <style:tab-stops/>
      </style:paragraph-properties>
    </style:style>
    <style:style style:name="P101" style:parent-style-name="Normal" style:family="paragraph">
      <style:paragraph-properties fo:margin-bottom="0.1847in" fo:margin-left="-0.0034in">
        <style:tab-stops/>
      </style:paragraph-properties>
    </style:style>
    <style:style style:name="P102" style:parent-style-name="Normal" style:family="paragraph">
      <style:paragraph-properties fo:margin-left="-0.0034in">
        <style:tab-stops/>
      </style:paragraph-properties>
    </style:style>
    <style:style style:name="P103" style:parent-style-name="Normal" style:family="paragraph">
      <style:paragraph-properties fo:margin-left="-0.0034in">
        <style:tab-stops/>
      </style:paragraph-properties>
    </style:style>
    <style:style style:name="P104" style:parent-style-name="Normal" style:family="paragraph">
      <style:paragraph-properties fo:margin-left="-0.0034in">
        <style:tab-stops/>
      </style:paragraph-properties>
    </style:style>
    <style:style style:name="P105" style:parent-style-name="Normal" style:family="paragraph">
      <style:paragraph-properties fo:margin-left="-0.0034in">
        <style:tab-stops/>
      </style:paragraph-properties>
    </style:style>
    <style:style style:name="P106" style:parent-style-name="Normal" style:family="paragraph">
      <style:paragraph-properties fo:margin-left="-0.0034in">
        <style:tab-stops/>
      </style:paragraph-properties>
    </style:style>
    <style:style style:name="P107" style:parent-style-name="Normal" style:family="paragraph">
      <style:paragraph-properties fo:margin-left="-0.0034in">
        <style:tab-stops/>
      </style:paragraph-properties>
    </style:style>
    <style:style style:name="P108" style:parent-style-name="Normal" style:family="paragraph">
      <style:paragraph-properties fo:margin-left="-0.0034in">
        <style:tab-stops/>
      </style:paragraph-properties>
    </style:style>
    <style:style style:name="P109" style:parent-style-name="Normal" style:family="paragraph">
      <style:paragraph-properties fo:margin-left="-0.0034in">
        <style:tab-stops/>
      </style:paragraph-properties>
    </style:style>
    <style:style style:name="P110" style:parent-style-name="Normal" style:family="paragraph">
      <style:paragraph-properties fo:margin-left="-0.0034in">
        <style:tab-stops/>
      </style:paragraph-properties>
    </style:style>
    <style:style style:name="P111" style:parent-style-name="Normal" style:family="paragraph">
      <style:paragraph-properties fo:margin-left="-0.0034in">
        <style:tab-stops/>
      </style:paragraph-properties>
    </style:style>
    <style:style style:name="P112" style:parent-style-name="Normal" style:family="paragraph">
      <style:paragraph-properties fo:margin-left="-0.0034in">
        <style:tab-stops/>
      </style:paragraph-properties>
    </style:style>
    <style:style style:name="P113" style:parent-style-name="Normal" style:family="paragraph">
      <style:paragraph-properties fo:margin-left="-0.0034in">
        <style:tab-stops/>
      </style:paragraph-properties>
    </style:style>
    <style:style style:name="P114" style:parent-style-name="Normal" style:family="paragraph">
      <style:paragraph-properties fo:margin-left="-0.0034in">
        <style:tab-stops/>
      </style:paragraph-properties>
    </style:style>
    <style:style style:name="P115" style:parent-style-name="Normal" style:family="paragraph">
      <style:paragraph-properties fo:margin-left="-0.0034in">
        <style:tab-stops/>
      </style:paragraph-properties>
    </style:style>
    <style:style style:name="P116" style:parent-style-name="Normal" style:family="paragraph">
      <style:paragraph-properties fo:margin-left="-0.0034in">
        <style:tab-stops/>
      </style:paragraph-properties>
    </style:style>
    <style:style style:name="P117" style:parent-style-name="Normal" style:family="paragraph">
      <style:paragraph-properties fo:margin-left="-0.0034in">
        <style:tab-stops/>
      </style:paragraph-properties>
    </style:style>
    <style:style style:name="P118" style:parent-style-name="Normal" style:family="paragraph">
      <style:paragraph-properties fo:margin-left="-0.0034in">
        <style:tab-stops/>
      </style:paragraph-properties>
    </style:style>
    <style:style style:name="P119" style:parent-style-name="Normal" style:family="paragraph">
      <style:paragraph-properties fo:margin-left="-0.0034in">
        <style:tab-stops/>
      </style:paragraph-properties>
    </style:style>
    <style:style style:name="P120" style:parent-style-name="Normal" style:family="paragraph">
      <style:paragraph-properties fo:margin-left="-0.0034in">
        <style:tab-stops/>
      </style:paragraph-properties>
    </style:style>
    <style:style style:name="P121" style:parent-style-name="Normal" style:family="paragraph">
      <style:paragraph-properties fo:margin-bottom="0.1847in" fo:margin-left="-0.0034in" fo:margin-right="5.4673in">
        <style:tab-stops/>
      </style:paragraph-properties>
    </style:style>
    <style:style style:name="P122" style:parent-style-name="Normal" style:family="paragraph">
      <style:paragraph-properties fo:margin-left="-0.0034in">
        <style:tab-stops/>
      </style:paragraph-properties>
    </style:style>
    <style:style style:name="P123" style:parent-style-name="Normal" style:family="paragraph">
      <style:paragraph-properties fo:margin-left="-0.0034in">
        <style:tab-stops/>
      </style:paragraph-properties>
    </style:style>
    <style:style style:name="P124" style:parent-style-name="Normal" style:family="paragraph">
      <style:paragraph-properties fo:margin-left="-0.0034in">
        <style:tab-stops/>
      </style:paragraph-properties>
    </style:style>
    <style:style style:name="P125" style:parent-style-name="Normal" style:family="paragraph">
      <style:paragraph-properties fo:margin-left="-0.0034in">
        <style:tab-stops/>
      </style:paragraph-properties>
    </style:style>
    <style:style style:name="P126" style:parent-style-name="Normal" style:family="paragraph">
      <style:paragraph-properties fo:margin-left="-0.0034in">
        <style:tab-stops/>
      </style:paragraph-properties>
    </style:style>
    <style:style style:name="P127" style:parent-style-name="Normal" style:family="paragraph">
      <style:paragraph-properties fo:margin-left="-0.0034in">
        <style:tab-stops/>
      </style:paragraph-properties>
    </style:style>
    <style:style style:name="P128" style:parent-style-name="Normal" style:family="paragraph">
      <style:paragraph-properties fo:margin-left="-0.0034in">
        <style:tab-stops/>
      </style:paragraph-properties>
    </style:style>
    <style:style style:name="P129" style:parent-style-name="Normal" style:family="paragraph">
      <style:paragraph-properties fo:margin-left="-0.0034in">
        <style:tab-stops/>
      </style:paragraph-properties>
    </style:style>
    <style:style style:name="P130" style:parent-style-name="Normal" style:family="paragraph">
      <style:paragraph-properties fo:margin-left="-0.0034in">
        <style:tab-stops/>
      </style:paragraph-properties>
    </style:style>
    <style:style style:name="P131" style:parent-style-name="Normal" style:family="paragraph">
      <style:paragraph-properties fo:margin-left="-0.0034in">
        <style:tab-stops/>
      </style:paragraph-properties>
    </style:style>
    <style:style style:name="P132" style:parent-style-name="Normal" style:family="paragraph">
      <style:paragraph-properties fo:margin-left="-0.0034in">
        <style:tab-stops/>
      </style:paragraph-properties>
    </style:style>
    <style:style style:name="P133" style:parent-style-name="Normal" style:family="paragraph">
      <style:paragraph-properties fo:margin-left="-0.0034in">
        <style:tab-stops/>
      </style:paragraph-properties>
    </style:style>
    <style:style style:name="P134" style:parent-style-name="Normal" style:family="paragraph">
      <style:paragraph-properties fo:margin-left="-0.0034in">
        <style:tab-stops/>
      </style:paragraph-properties>
    </style:style>
    <style:style style:name="P135" style:parent-style-name="Normal" style:family="paragraph">
      <style:paragraph-properties fo:margin-left="-0.0034in">
        <style:tab-stops/>
      </style:paragraph-properties>
    </style:style>
    <style:style style:name="P136" style:parent-style-name="Normal" style:family="paragraph">
      <style:paragraph-properties fo:margin-left="-0.0034in">
        <style:tab-stops/>
      </style:paragraph-properties>
    </style:style>
    <style:style style:name="P137" style:parent-style-name="Normal" style:family="paragraph">
      <style:paragraph-properties fo:margin-left="-0.0034in">
        <style:tab-stops/>
      </style:paragraph-properties>
    </style:style>
    <style:style style:name="P138" style:parent-style-name="Normal" style:family="paragraph">
      <style:paragraph-properties fo:margin-left="-0.0034in">
        <style:tab-stops/>
      </style:paragraph-properties>
    </style:style>
    <style:style style:name="P139" style:parent-style-name="Normal" style:family="paragraph">
      <style:paragraph-properties fo:margin-left="-0.0034in">
        <style:tab-stops/>
      </style:paragraph-properties>
    </style:style>
    <style:style style:name="P140" style:parent-style-name="Normal" style:family="paragraph">
      <style:paragraph-properties fo:margin-left="-0.0034in">
        <style:tab-stops/>
      </style:paragraph-properties>
    </style:style>
    <style:style style:name="P141" style:parent-style-name="Normal" style:family="paragraph">
      <style:paragraph-properties fo:margin-left="-0.0034in">
        <style:tab-stops/>
      </style:paragraph-properties>
    </style:style>
    <style:style style:name="P142" style:parent-style-name="Normal" style:family="paragraph">
      <style:paragraph-properties fo:margin-left="-0.0034in">
        <style:tab-stops/>
      </style:paragraph-properties>
    </style:style>
    <style:style style:name="P143" style:parent-style-name="Normal" style:family="paragraph">
      <style:paragraph-properties fo:margin-left="-0.0034in">
        <style:tab-stops/>
      </style:paragraph-properties>
    </style:style>
    <style:style style:name="P144" style:parent-style-name="Normal" style:family="paragraph">
      <style:paragraph-properties fo:margin-left="-0.0034in">
        <style:tab-stops/>
      </style:paragraph-properties>
    </style:style>
    <style:style style:name="P145" style:parent-style-name="Normal" style:family="paragraph">
      <style:paragraph-properties fo:margin-left="-0.0034in">
        <style:tab-stops/>
      </style:paragraph-properties>
    </style:style>
    <style:style style:name="P146" style:parent-style-name="Normal" style:family="paragraph">
      <style:paragraph-properties fo:margin-left="-0.0034in">
        <style:tab-stops/>
      </style:paragraph-properties>
    </style:style>
    <style:style style:name="P147" style:parent-style-name="Normal" style:family="paragraph">
      <style:paragraph-properties fo:margin-left="-0.0034in">
        <style:tab-stops/>
      </style:paragraph-properties>
    </style:style>
    <style:style style:name="P148" style:parent-style-name="Normal" style:family="paragraph">
      <style:paragraph-properties fo:margin-left="-0.0034in">
        <style:tab-stops/>
      </style:paragraph-properties>
    </style:style>
    <style:style style:name="P149" style:parent-style-name="Normal" style:family="paragraph">
      <style:paragraph-properties fo:margin-left="-0.0034in">
        <style:tab-stops/>
      </style:paragraph-properties>
    </style:style>
    <style:style style:name="P150" style:parent-style-name="Normal" style:family="paragraph">
      <style:paragraph-properties fo:margin-left="-0.0034in">
        <style:tab-stops/>
      </style:paragraph-properties>
    </style:style>
    <style:style style:name="P151" style:parent-style-name="Normal" style:family="paragraph">
      <style:paragraph-properties fo:margin-left="-0.0034in">
        <style:tab-stops/>
      </style:paragraph-properties>
    </style:style>
    <style:style style:name="P152" style:parent-style-name="Normal" style:family="paragraph">
      <style:paragraph-properties fo:margin-bottom="0.1847in" fo:margin-left="-0.0034in" fo:margin-right="5.5465in">
        <style:tab-stops/>
      </style:paragraph-properties>
    </style:style>
    <style:style style:name="P153" style:parent-style-name="Normal" style:family="paragraph">
      <style:paragraph-properties fo:margin-left="-0.0034in">
        <style:tab-stops/>
      </style:paragraph-properties>
    </style:style>
    <style:style style:name="P154" style:parent-style-name="Normal" style:family="paragraph">
      <style:paragraph-properties fo:margin-left="-0.0034in">
        <style:tab-stops/>
      </style:paragraph-properties>
    </style:style>
    <style:style style:name="P155" style:parent-style-name="Normal" style:family="paragraph">
      <style:paragraph-properties fo:margin-left="-0.0034in">
        <style:tab-stops/>
      </style:paragraph-properties>
    </style:style>
    <style:style style:name="P156" style:parent-style-name="Normal" style:family="paragraph">
      <style:paragraph-properties fo:margin-left="-0.0034in">
        <style:tab-stops/>
      </style:paragraph-properties>
    </style:style>
    <style:style style:name="P157" style:parent-style-name="Normal" style:family="paragraph">
      <style:paragraph-properties fo:margin-left="-0.0034in">
        <style:tab-stops/>
      </style:paragraph-properties>
    </style:style>
    <style:style style:name="P158" style:parent-style-name="Normal" style:family="paragraph">
      <style:paragraph-properties fo:margin-left="-0.0034in">
        <style:tab-stops/>
      </style:paragraph-properties>
    </style:style>
    <style:style style:name="P159" style:parent-style-name="Normal" style:family="paragraph">
      <style:paragraph-properties fo:margin-left="-0.0034in">
        <style:tab-stops/>
      </style:paragraph-properties>
    </style:style>
    <style:style style:name="P160" style:parent-style-name="Normal" style:family="paragraph">
      <style:paragraph-properties fo:margin-left="-0.0034in">
        <style:tab-stops/>
      </style:paragraph-properties>
    </style:style>
    <style:style style:name="P161" style:parent-style-name="Normal" style:family="paragraph">
      <style:paragraph-properties fo:margin-left="-0.0034in">
        <style:tab-stops/>
      </style:paragraph-properties>
    </style:style>
    <style:style style:name="P162" style:parent-style-name="Normal" style:family="paragraph">
      <style:paragraph-properties fo:margin-left="-0.0034in">
        <style:tab-stops/>
      </style:paragraph-properties>
    </style:style>
    <style:style style:name="P163" style:parent-style-name="Normal" style:family="paragraph">
      <style:paragraph-properties fo:margin-left="-0.0034in">
        <style:tab-stops/>
      </style:paragraph-properties>
    </style:style>
    <style:style style:name="P164" style:parent-style-name="Normal" style:family="paragraph">
      <style:paragraph-properties fo:margin-left="-0.0034in">
        <style:tab-stops/>
      </style:paragraph-properties>
    </style:style>
    <style:style style:name="P165" style:parent-style-name="Normal" style:family="paragraph">
      <style:paragraph-properties fo:margin-left="-0.0034in">
        <style:tab-stops/>
      </style:paragraph-properties>
    </style:style>
    <style:style style:name="P166" style:parent-style-name="Normal" style:family="paragraph">
      <style:paragraph-properties fo:margin-left="-0.0034in">
        <style:tab-stops/>
      </style:paragraph-properties>
    </style:style>
    <style:style style:name="P167" style:parent-style-name="Normal" style:family="paragraph">
      <style:paragraph-properties fo:margin-left="-0.0034in">
        <style:tab-stops/>
      </style:paragraph-properties>
    </style:style>
    <style:style style:name="P168" style:parent-style-name="Normal" style:family="paragraph">
      <style:paragraph-properties fo:margin-left="-0.0034in">
        <style:tab-stops/>
      </style:paragraph-properties>
    </style:style>
    <style:style style:name="P169" style:parent-style-name="Normal" style:family="paragraph">
      <style:paragraph-properties fo:margin-left="-0.0034in">
        <style:tab-stops/>
      </style:paragraph-properties>
    </style:style>
    <style:style style:name="P170" style:parent-style-name="Normal" style:family="paragraph">
      <style:paragraph-properties fo:margin-left="-0.0034in">
        <style:tab-stops/>
      </style:paragraph-properties>
    </style:style>
    <style:style style:name="P171" style:parent-style-name="Normal" style:family="paragraph">
      <style:paragraph-properties fo:margin-left="-0.0034in">
        <style:tab-stops/>
      </style:paragraph-properties>
    </style:style>
    <style:style style:name="P172" style:parent-style-name="Normal" style:family="paragraph">
      <style:paragraph-properties fo:margin-left="-0.0034in">
        <style:tab-stops/>
      </style:paragraph-properties>
    </style:style>
    <style:style style:name="P173" style:parent-style-name="Normal" style:family="paragraph">
      <style:paragraph-properties fo:margin-left="-0.0034in">
        <style:tab-stops/>
      </style:paragraph-properties>
    </style:style>
    <style:style style:name="P174" style:parent-style-name="Normal" style:family="paragraph">
      <style:paragraph-properties fo:margin-left="-0.0034in">
        <style:tab-stops/>
      </style:paragraph-properties>
    </style:style>
    <style:style style:name="P175" style:parent-style-name="Normal" style:family="paragraph">
      <style:paragraph-properties fo:margin-bottom="0.1847in" fo:margin-left="-0.0034in" fo:margin-right="5.1145in">
        <style:tab-stops/>
      </style:paragraph-properties>
    </style:style>
    <style:style style:name="P176" style:parent-style-name="Normal" style:family="paragraph">
      <style:paragraph-properties fo:margin-left="-0.0034in">
        <style:tab-stops/>
      </style:paragraph-properties>
    </style:style>
    <style:style style:name="P177" style:parent-style-name="Normal" style:family="paragraph">
      <style:paragraph-properties fo:margin-left="-0.0034in">
        <style:tab-stops/>
      </style:paragraph-properties>
    </style:style>
    <style:style style:name="P178" style:parent-style-name="Normal" style:family="paragraph">
      <style:paragraph-properties fo:margin-left="-0.0034in">
        <style:tab-stops/>
      </style:paragraph-properties>
    </style:style>
    <style:style style:name="P179" style:parent-style-name="Normal" style:family="paragraph">
      <style:paragraph-properties fo:margin-left="-0.0034in">
        <style:tab-stops/>
      </style:paragraph-properties>
    </style:style>
    <style:style style:name="P180" style:parent-style-name="Normal" style:family="paragraph">
      <style:paragraph-properties fo:margin-left="-0.0034in">
        <style:tab-stops/>
      </style:paragraph-properties>
    </style:style>
    <style:style style:name="P181" style:parent-style-name="Normal" style:family="paragraph">
      <style:paragraph-properties fo:margin-left="-0.0034in">
        <style:tab-stops/>
      </style:paragraph-properties>
    </style:style>
    <style:style style:name="P182" style:parent-style-name="Normal" style:family="paragraph">
      <style:paragraph-properties fo:margin-left="-0.0034in">
        <style:tab-stops/>
      </style:paragraph-properties>
    </style:style>
    <style:style style:name="P183" style:parent-style-name="Normal" style:family="paragraph">
      <style:paragraph-properties fo:margin-left="-0.0034in">
        <style:tab-stops/>
      </style:paragraph-properties>
    </style:style>
    <style:style style:name="P184" style:parent-style-name="Normal" style:family="paragraph">
      <style:paragraph-properties fo:margin-left="-0.0034in">
        <style:tab-stops/>
      </style:paragraph-properties>
    </style:style>
    <style:style style:name="P185" style:parent-style-name="Normal" style:family="paragraph">
      <style:paragraph-properties fo:margin-left="-0.0034in">
        <style:tab-stops/>
      </style:paragraph-properties>
    </style:style>
    <style:style style:name="P186" style:parent-style-name="Normal" style:family="paragraph">
      <style:paragraph-properties fo:margin-left="-0.0034in">
        <style:tab-stops/>
      </style:paragraph-properties>
    </style:style>
    <style:style style:name="P187" style:parent-style-name="Normal" style:family="paragraph">
      <style:paragraph-properties fo:margin-left="-0.0034in">
        <style:tab-stops/>
      </style:paragraph-properties>
    </style:style>
    <style:style style:name="P188" style:parent-style-name="Normal" style:family="paragraph">
      <style:paragraph-properties fo:margin-left="-0.0034in">
        <style:tab-stops/>
      </style:paragraph-properties>
    </style:style>
    <style:style style:name="P189" style:parent-style-name="Normal" style:family="paragraph">
      <style:paragraph-properties fo:margin-left="-0.0034in">
        <style:tab-stops/>
      </style:paragraph-properties>
    </style:style>
    <style:style style:name="P190" style:parent-style-name="Normal" style:family="paragraph">
      <style:paragraph-properties fo:margin-left="-0.0034in">
        <style:tab-stops/>
      </style:paragraph-properties>
    </style:style>
    <style:style style:name="P191" style:parent-style-name="Normal" style:family="paragraph">
      <style:paragraph-properties fo:margin-left="-0.0034in">
        <style:tab-stops/>
      </style:paragraph-properties>
    </style:style>
    <style:style style:name="P192" style:parent-style-name="Normal" style:family="paragraph">
      <style:paragraph-properties fo:margin-left="-0.0034in">
        <style:tab-stops/>
      </style:paragraph-properties>
    </style:style>
    <style:style style:name="P193" style:parent-style-name="Normal" style:family="paragraph">
      <style:paragraph-properties fo:margin-left="-0.0034in">
        <style:tab-stops/>
      </style:paragraph-properties>
    </style:style>
    <style:style style:name="P194" style:parent-style-name="Normal" style:family="paragraph">
      <style:paragraph-properties fo:margin-left="-0.0034in">
        <style:tab-stops/>
      </style:paragraph-properties>
    </style:style>
    <style:style style:name="P195" style:parent-style-name="Normal" style:family="paragraph">
      <style:paragraph-properties fo:margin-left="-0.0034in">
        <style:tab-stops/>
      </style:paragraph-properties>
    </style:style>
    <style:style style:name="P196" style:parent-style-name="Normal" style:family="paragraph">
      <style:paragraph-properties fo:margin-left="-0.0034in">
        <style:tab-stops/>
      </style:paragraph-properties>
    </style:style>
    <style:style style:name="P197" style:parent-style-name="Normal" style:family="paragraph">
      <style:paragraph-properties fo:margin-left="-0.0034in">
        <style:tab-stops/>
      </style:paragraph-properties>
    </style:style>
    <style:style style:name="P198" style:parent-style-name="Normal" style:family="paragraph">
      <style:paragraph-properties fo:margin-left="-0.0034in">
        <style:tab-stops/>
      </style:paragraph-properties>
    </style:style>
    <style:style style:name="P199" style:parent-style-name="Normal" style:family="paragraph">
      <style:paragraph-properties fo:margin-left="-0.0034in">
        <style:tab-stops/>
      </style:paragraph-properties>
    </style:style>
    <style:style style:name="P200" style:parent-style-name="Normal" style:family="paragraph">
      <style:paragraph-properties fo:margin-left="-0.0034in">
        <style:tab-stops/>
      </style:paragraph-properties>
    </style:style>
    <style:style style:name="P201" style:parent-style-name="Normal" style:family="paragraph">
      <style:paragraph-properties fo:margin-left="-0.0034in">
        <style:tab-stops/>
      </style:paragraph-properties>
    </style:style>
    <style:style style:name="P202" style:parent-style-name="Normal" style:family="paragraph">
      <style:paragraph-properties fo:margin-left="-0.0034in">
        <style:tab-stops/>
      </style:paragraph-properties>
    </style:style>
    <style:style style:name="P203" style:parent-style-name="Normal" style:family="paragraph">
      <style:paragraph-properties fo:margin-left="-0.0034in">
        <style:tab-stops/>
      </style:paragraph-properties>
    </style:style>
    <style:style style:name="P204" style:parent-style-name="Normal" style:family="paragraph">
      <style:paragraph-properties fo:margin-left="-0.0034in">
        <style:tab-stops/>
      </style:paragraph-properties>
    </style:style>
    <style:style style:name="P205" style:parent-style-name="Normal" style:family="paragraph">
      <style:paragraph-properties fo:margin-left="-0.0034in">
        <style:tab-stops/>
      </style:paragraph-properties>
    </style:style>
    <style:style style:name="P206" style:parent-style-name="Normal" style:family="paragraph">
      <style:paragraph-properties fo:margin-left="-0.0034in">
        <style:tab-stops/>
      </style:paragraph-properties>
    </style:style>
    <style:style style:name="P207" style:parent-style-name="Normal" style:family="paragraph">
      <style:paragraph-properties fo:margin-left="-0.0034in">
        <style:tab-stops/>
      </style:paragraph-properties>
    </style:style>
    <style:style style:name="P208" style:parent-style-name="Normal" style:family="paragraph">
      <style:paragraph-properties fo:margin-left="-0.0034in">
        <style:tab-stops/>
      </style:paragraph-properties>
    </style:style>
    <style:style style:name="P209" style:parent-style-name="Normal" style:family="paragraph">
      <style:paragraph-properties fo:margin-left="-0.0034in">
        <style:tab-stops/>
      </style:paragraph-properties>
    </style:style>
    <style:style style:name="P210" style:parent-style-name="Normal" style:family="paragraph">
      <style:paragraph-properties fo:margin-bottom="0.1819in" fo:margin-left="-0.0034in">
        <style:tab-stops/>
      </style:paragraph-properties>
    </style:style>
    <style:style style:name="P211" style:parent-style-name="Normal" style:list-style-name="LFO4" style:family="paragraph">
      <style:paragraph-properties fo:text-indent="-0.1666in"/>
    </style:style>
    <style:style style:name="P212" style:parent-style-name="Normal" style:family="paragraph">
      <style:paragraph-properties fo:margin-left="-0.0034in">
        <style:tab-stops/>
      </style:paragraph-properties>
    </style:style>
    <style:style style:name="P213" style:parent-style-name="Normal" style:family="paragraph">
      <style:paragraph-properties fo:margin-bottom="0.1819in" fo:margin-left="-0.0034in">
        <style:tab-stops/>
      </style:paragraph-properties>
    </style:style>
    <style:style style:name="P214" style:parent-style-name="Normal" style:family="paragraph">
      <style:paragraph-properties fo:margin-left="-0.0034in">
        <style:tab-stops/>
      </style:paragraph-properties>
    </style:style>
    <style:style style:name="P215" style:parent-style-name="Normal" style:family="paragraph">
      <style:paragraph-properties fo:text-align="start" fo:margin-bottom="0in" fo:line-height="99%" fo:margin-left="-0.0034in" fo:margin-right="3.0881in">
        <style:tab-stops/>
      </style:paragraph-properties>
    </style:style>
    <style:style style:name="P216" style:parent-style-name="Normal" style:family="paragraph">
      <style:paragraph-properties fo:text-align="start" fo:margin-bottom="0.1916in" fo:line-height="99%" fo:margin-left="-0.0034in" fo:margin-right="2.8576in">
        <style:tab-stops/>
      </style:paragraph-properties>
    </style:style>
    <style:style style:name="P217" style:parent-style-name="Normal" style:list-style-name="LFO4" style:family="paragraph">
      <style:paragraph-properties fo:margin-bottom="0.1847in" fo:text-indent="-0.1666in"/>
    </style:style>
    <style:style style:name="P218" style:parent-style-name="Normal" style:family="paragraph">
      <style:paragraph-properties fo:margin-left="-0.0034in">
        <style:tab-stops/>
      </style:paragraph-properties>
    </style:style>
    <style:style style:name="P219" style:parent-style-name="Normal" style:family="paragraph">
      <style:paragraph-properties fo:margin-left="-0.0034in">
        <style:tab-stops/>
      </style:paragraph-properties>
    </style:style>
    <style:style style:name="P220" style:parent-style-name="Normal" style:family="paragraph">
      <style:paragraph-properties fo:margin-left="-0.0034in">
        <style:tab-stops/>
      </style:paragraph-properties>
    </style:style>
    <style:style style:name="P221" style:parent-style-name="Normal" style:family="paragraph">
      <style:paragraph-properties fo:margin-left="-0.0034in">
        <style:tab-stops/>
      </style:paragraph-properties>
    </style:style>
    <style:style style:name="P222" style:parent-style-name="Normal" style:family="paragraph">
      <style:paragraph-properties fo:margin-left="-0.0034in">
        <style:tab-stops/>
      </style:paragraph-properties>
    </style:style>
    <style:style style:name="P223" style:parent-style-name="Normal" style:family="paragraph">
      <style:paragraph-properties fo:margin-left="-0.0034in">
        <style:tab-stops/>
      </style:paragraph-properties>
    </style:style>
    <style:style style:name="P224" style:parent-style-name="Normal" style:family="paragraph">
      <style:paragraph-properties fo:margin-left="-0.0034in" fo:margin-right="2.959in">
        <style:tab-stops/>
      </style:paragraph-properties>
    </style:style>
    <style:style style:name="P225" style:parent-style-name="Normal" style:family="paragraph">
      <style:paragraph-properties fo:margin-left="-0.0034in">
        <style:tab-stops/>
      </style:paragraph-properties>
    </style:style>
    <style:style style:name="P226" style:parent-style-name="Normal" style:family="paragraph">
      <style:paragraph-properties fo:margin-left="-0.0034in">
        <style:tab-stops/>
      </style:paragraph-properties>
    </style:style>
    <style:style style:name="P227" style:parent-style-name="Normal" style:family="paragraph">
      <style:paragraph-properties fo:margin-left="-0.0034in">
        <style:tab-stops/>
      </style:paragraph-properties>
    </style:style>
    <style:style style:name="P228" style:parent-style-name="Normal" style:family="paragraph">
      <style:paragraph-properties fo:margin-left="-0.0034in">
        <style:tab-stops/>
      </style:paragraph-properties>
    </style:style>
    <style:style style:name="P229" style:parent-style-name="Normal" style:family="paragraph">
      <style:paragraph-properties fo:margin-bottom="0.1819in" fo:margin-left="-0.0034in">
        <style:tab-stops/>
      </style:paragraph-properties>
    </style:style>
    <style:style style:name="P230" style:parent-style-name="Normal" style:family="paragraph">
      <style:paragraph-properties fo:margin-left="-0.0034in">
        <style:tab-stops/>
      </style:paragraph-properties>
    </style:style>
    <style:style style:name="P231" style:parent-style-name="Normal" style:family="paragraph">
      <style:paragraph-properties fo:margin-left="-0.0034in">
        <style:tab-stops/>
      </style:paragraph-properties>
    </style:style>
    <style:style style:name="P232" style:parent-style-name="Normal" style:family="paragraph">
      <style:paragraph-properties fo:margin-left="-0.0034in">
        <style:tab-stops/>
      </style:paragraph-properties>
    </style:style>
    <style:style style:name="P233" style:parent-style-name="Normal" style:family="paragraph">
      <style:paragraph-properties fo:margin-left="-0.0034in">
        <style:tab-stops/>
      </style:paragraph-properties>
    </style:style>
    <style:style style:name="P234" style:parent-style-name="Normal" style:family="paragraph">
      <style:paragraph-properties fo:margin-left="-0.0034in">
        <style:tab-stops/>
      </style:paragraph-properties>
    </style:style>
    <style:style style:name="P235" style:parent-style-name="Normal" style:family="paragraph">
      <style:paragraph-properties fo:margin-left="-0.0034in">
        <style:tab-stops/>
      </style:paragraph-properties>
    </style:style>
    <style:style style:name="P236" style:parent-style-name="Normal" style:family="paragraph">
      <style:paragraph-properties fo:margin-left="-0.0034in">
        <style:tab-stops/>
      </style:paragraph-properties>
    </style:style>
    <style:style style:name="P237" style:parent-style-name="Normal" style:family="paragraph">
      <style:paragraph-properties fo:margin-left="-0.0034in">
        <style:tab-stops/>
      </style:paragraph-properties>
    </style:style>
    <style:style style:name="P238" style:parent-style-name="Normal" style:family="paragraph">
      <style:paragraph-properties fo:margin-left="-0.0034in">
        <style:tab-stops/>
      </style:paragraph-properties>
    </style:style>
    <style:style style:name="P239" style:parent-style-name="Normal" style:family="paragraph">
      <style:paragraph-properties fo:margin-left="-0.0034in">
        <style:tab-stops/>
      </style:paragraph-properties>
    </style:style>
    <style:style style:name="P240" style:parent-style-name="Normal" style:family="paragraph">
      <style:paragraph-properties fo:margin-left="-0.0034in">
        <style:tab-stops/>
      </style:paragraph-properties>
    </style:style>
    <style:style style:name="P241" style:parent-style-name="Normal" style:family="paragraph">
      <style:paragraph-properties fo:margin-left="-0.0034in">
        <style:tab-stops/>
      </style:paragraph-properties>
    </style:style>
    <style:style style:name="P242" style:parent-style-name="Normal" style:family="paragraph">
      <style:paragraph-properties fo:margin-bottom="0.1819in" fo:margin-left="-0.0034in">
        <style:tab-stops/>
      </style:paragraph-properties>
    </style:style>
    <style:style style:name="P243" style:parent-style-name="Normal" style:family="paragraph">
      <style:paragraph-properties fo:margin-left="-0.0034in">
        <style:tab-stops/>
      </style:paragraph-properties>
    </style:style>
    <style:style style:name="P244" style:parent-style-name="Normal" style:family="paragraph">
      <style:paragraph-properties fo:margin-left="-0.0034in">
        <style:tab-stops/>
      </style:paragraph-properties>
    </style:style>
    <style:style style:name="P245" style:parent-style-name="Normal" style:family="paragraph">
      <style:paragraph-properties fo:margin-left="-0.0034in">
        <style:tab-stops/>
      </style:paragraph-properties>
    </style:style>
    <style:style style:name="P246" style:parent-style-name="Normal" style:family="paragraph">
      <style:paragraph-properties fo:margin-left="-0.0034in">
        <style:tab-stops/>
      </style:paragraph-properties>
    </style:style>
    <style:style style:name="P247" style:parent-style-name="Normal" style:family="paragraph">
      <style:paragraph-properties fo:margin-left="-0.0034in">
        <style:tab-stops/>
      </style:paragraph-properties>
    </style:style>
    <style:style style:name="P248" style:parent-style-name="Normal" style:family="paragraph">
      <style:paragraph-properties fo:margin-left="-0.0034in">
        <style:tab-stops/>
      </style:paragraph-properties>
    </style:style>
    <style:style style:name="P249" style:parent-style-name="Normal" style:family="paragraph">
      <style:paragraph-properties fo:margin-left="-0.0034in">
        <style:tab-stops/>
      </style:paragraph-properties>
    </style:style>
    <style:style style:name="P250" style:parent-style-name="Normal" style:family="paragraph">
      <style:paragraph-properties fo:margin-left="-0.0034in">
        <style:tab-stops/>
      </style:paragraph-properties>
    </style:style>
    <style:style style:name="P251" style:parent-style-name="Normal" style:family="paragraph">
      <style:paragraph-properties fo:margin-left="-0.0034in">
        <style:tab-stops/>
      </style:paragraph-properties>
    </style:style>
    <style:style style:name="P252" style:parent-style-name="Normal" style:family="paragraph">
      <style:paragraph-properties fo:margin-left="-0.0034in">
        <style:tab-stops/>
      </style:paragraph-properties>
    </style:style>
    <style:style style:name="P253" style:parent-style-name="Normal" style:family="paragraph">
      <style:paragraph-properties fo:margin-left="-0.0034in">
        <style:tab-stops/>
      </style:paragraph-properties>
    </style:style>
    <style:style style:name="P254" style:parent-style-name="Normal" style:family="paragraph">
      <style:paragraph-properties fo:margin-left="-0.0034in">
        <style:tab-stops/>
      </style:paragraph-properties>
    </style:style>
    <style:style style:name="P255" style:parent-style-name="Normal" style:family="paragraph">
      <style:paragraph-properties fo:margin-bottom="0.1819in" fo:margin-left="-0.0034in">
        <style:tab-stops/>
      </style:paragraph-properties>
    </style:style>
    <style:style style:name="P256" style:parent-style-name="Normal" style:family="paragraph">
      <style:paragraph-properties fo:margin-bottom="0.1847in" fo:margin-left="-0.0034in">
        <style:tab-stops/>
      </style:paragraph-properties>
    </style:style>
    <style:style style:name="P257" style:parent-style-name="Normal" style:family="paragraph">
      <style:paragraph-properties fo:margin-left="-0.0034in">
        <style:tab-stops/>
      </style:paragraph-properties>
    </style:style>
    <style:style style:name="P258" style:parent-style-name="Normal" style:family="paragraph">
      <style:paragraph-properties fo:margin-left="-0.0034in">
        <style:tab-stops/>
      </style:paragraph-properties>
    </style:style>
    <style:style style:name="P259" style:parent-style-name="Normal" style:family="paragraph">
      <style:paragraph-properties fo:margin-left="-0.0034in">
        <style:tab-stops/>
      </style:paragraph-properties>
    </style:style>
    <style:style style:name="P260" style:parent-style-name="Normal" style:family="paragraph">
      <style:paragraph-properties fo:margin-left="-0.0034in">
        <style:tab-stops/>
      </style:paragraph-properties>
    </style:style>
    <style:style style:name="P261" style:parent-style-name="Normal" style:family="paragraph">
      <style:paragraph-properties fo:margin-left="-0.0034in">
        <style:tab-stops/>
      </style:paragraph-properties>
    </style:style>
    <style:style style:name="P262" style:parent-style-name="Normal" style:family="paragraph">
      <style:paragraph-properties fo:margin-left="-0.0034in">
        <style:tab-stops/>
      </style:paragraph-properties>
    </style:style>
    <style:style style:name="P263" style:parent-style-name="Normal" style:family="paragraph">
      <style:paragraph-properties fo:margin-left="-0.0034in">
        <style:tab-stops/>
      </style:paragraph-properties>
    </style:style>
    <style:style style:name="P264" style:parent-style-name="Normal" style:family="paragraph">
      <style:paragraph-properties fo:margin-left="-0.0034in">
        <style:tab-stops/>
      </style:paragraph-properties>
    </style:style>
    <style:style style:name="P265" style:parent-style-name="Normal" style:family="paragraph">
      <style:paragraph-properties fo:margin-left="-0.0034in" fo:margin-right="4.1722in">
        <style:tab-stops/>
      </style:paragraph-properties>
    </style:style>
    <style:style style:name="P266" style:parent-style-name="Normal" style:family="paragraph">
      <style:paragraph-properties fo:margin-left="-0.0034in">
        <style:tab-stops/>
      </style:paragraph-properties>
    </style:style>
    <style:style style:name="P267" style:parent-style-name="Normal" style:family="paragraph">
      <style:paragraph-properties fo:margin-bottom="0.1847in" fo:margin-left="-0.0034in" fo:margin-right="3.8562in">
        <style:tab-stops/>
      </style:paragraph-properties>
    </style:style>
    <style:style style:name="P268" style:parent-style-name="Normal" style:family="paragraph">
      <style:paragraph-properties fo:margin-left="-0.0034in">
        <style:tab-stops/>
      </style:paragraph-properties>
    </style:style>
    <style:style style:name="P269" style:parent-style-name="Normal" style:list-style-name="LFO5" style:family="paragraph">
      <style:paragraph-properties fo:text-indent="-0.25in"/>
    </style:style>
    <style:style style:name="P270" style:parent-style-name="Normal" style:list-style-name="LFO5" style:family="paragraph">
      <style:paragraph-properties fo:text-indent="-0.25in"/>
    </style:style>
    <style:style style:name="P271" style:parent-style-name="Normal" style:list-style-name="LFO5" style:family="paragraph">
      <style:paragraph-properties fo:text-indent="-0.25in"/>
    </style:style>
    <style:style style:name="P272" style:parent-style-name="Normal" style:family="paragraph">
      <style:paragraph-properties fo:margin-left="0.75in" fo:text-indent="-0.25in">
        <style:tab-stops/>
      </style:paragraph-properties>
    </style:style>
    <style:style style:name="T273" style:parent-style-name="DefaultParagraphFont" style:family="text">
      <style:text-properties style:font-name="Calibri" style:font-name-asian="Calibri" style:font-name-complex="Calibri"/>
    </style:style>
    <style:style style:name="T274" style:parent-style-name="DefaultParagraphFont" style:family="text">
      <style:text-properties style:font-name="Calibri" style:font-name-asian="Calibri" style:font-name-complex="Calibri"/>
    </style:style>
    <style:style style:name="P275" style:parent-style-name="Normal" style:family="paragraph">
      <style:paragraph-properties fo:margin-left="0.5069in">
        <style:tab-stops/>
      </style:paragraph-properties>
    </style:style>
    <style:style style:name="T276" style:parent-style-name="DefaultParagraphFont" style:family="text">
      <style:text-properties style:font-name="Calibri" style:font-name-asian="Calibri" style:font-name-complex="Calibri"/>
    </style:style>
    <style:style style:name="T277" style:parent-style-name="DefaultParagraphFont" style:family="text">
      <style:text-properties style:font-name="Calibri" style:font-name-asian="Calibri" style:font-name-complex="Calibri"/>
    </style:style>
    <style:style style:name="P278" style:parent-style-name="Normal" style:family="paragraph">
      <style:paragraph-properties fo:margin-left="0.75in" fo:text-indent="-0.25in">
        <style:tab-stops/>
      </style:paragraph-properties>
    </style:style>
    <style:style style:name="T279" style:parent-style-name="DefaultParagraphFont" style:family="text">
      <style:text-properties style:font-name="Calibri" style:font-name-asian="Calibri" style:font-name-complex="Calibri"/>
    </style:style>
    <style:style style:name="T280" style:parent-style-name="DefaultParagraphFont" style:family="text">
      <style:text-properties style:font-name="Calibri" style:font-name-asian="Calibri" style:font-name-complex="Calibri"/>
    </style:style>
    <style:style style:name="P281" style:parent-style-name="Normal" style:list-style-name="LFO5" style:family="paragraph">
      <style:paragraph-properties fo:margin-bottom="0.175in" fo:text-indent="-0.25in"/>
    </style:style>
    <style:style style:name="P282" style:parent-style-name="Normal" style:family="paragraph">
      <style:paragraph-properties fo:text-align="start" fo:margin-bottom="0in" fo:line-height="107%" fo:margin-left="0.75in" fo:text-indent="0in">
        <style:tab-stops/>
      </style:paragraph-properties>
    </style:style>
  </office:automatic-styles>
  <office:body>
    <office:text text:use-soft-page-breaks="true">
      <text:p text:style-name="P1">1. Crea a DTD para validar un documento XML que contén unha mensaxe de correo electrónico.</text:p>
      <text:p text:style-name="P2">Inserta a DTD dentro do arquivo XML. A mensaxe debe constar de:</text:p>
      <text:list text:style-name="LFO1" text:continue-numbering="true">
        <text:list-item>
          <text:p text:style-name="P3">un apartado de, que se corresponde con el email del remitente.<text:s/></text:p>
        </text:list-item>
        <text:list-item>
          <text:p text:style-name="P4">para, onde figurarán os destinatarios do correo electrónico (como mínimo un).<text:s/></text:p>
        </text:list-item>
        <text:list-item>
          <text:p text:style-name="P5">asunto, un texto que indica o contido do correo.<text:s/></text:p>
        </text:list-item>
        <text:list-item>
          <text:p text:style-name="P6">corpo, que será o texto do correo electrónico (pode aparecer ou non).<text:s/></text:p>
        </text:list-item>
        <text:list-item>
          <text:p text:style-name="P7">adxunto, onde se incluirán os arquivos adxuntos ao documento (pode levar varios ou non levar ningún).<text:s/></text:p>
        </text:list-item>
      </text:list>
      <text:p text:style-name="P8">Un ejemplo de documento xml que validaría sería el siguiente:<text:s/></text:p>
      <text:p text:style-name="P9">&lt;?xml version="1.0" encoding="ISO-8859-1" standalone="no" ?&gt;</text:p>
      <text:p text:style-name="P10">&lt;!DOCTYPE mensaxe SYSTEM "email.dtd"&gt;</text:p>
      <text:p text:style-name="P11">&lt;mensaxe&gt;</text:p>
      <text:p text:style-name="P12"><text:s/>&lt;de&gt;maria@gmail.com&lt;/de&gt;</text:p>
      <text:p text:style-name="P13"><text:s/>&lt;para&gt;ignacio@gmail.com&lt;/para&gt;</text:p>
      <text:p text:style-name="P14"><text:s/>&lt;para&gt;pedro@edu.xunta.es&lt;/para&gt;</text:p>
      <text:p text:style-name="P15"><text:s/><text:tab/>&lt;asunto&gt;Envíoche os arquivos&lt;/asunto&gt;</text:p>
      <text:p text:style-name="P16"><text:s/><text:tab/>&lt;adxunto&gt;D:\fotos\dePesca.jpg&lt;/adxunto&gt;</text:p>
      <text:p text:style-name="P17"><text:s/><text:tab/>&lt;adxunto&gt;D:\docs\carta.odt&lt;/adxunto&gt;</text:p>
      <text:p text:style-name="P18"><text:s/><text:tab/>&lt;adxunto&gt;D:\fotos\naCea.jpg&lt;/adxunto&gt;</text:p>
      <text:p text:style-name="P19">&lt;/mensaxe&gt;</text:p>
      <text:soft-page-break/>
      <text:list text:style-name="LFO2" text:continue-numbering="true">
        <text:list-item>
          <text:p text:style-name="P20">Extrae a DTD creada na tarefa anterior a un arquivo chamado (email.dtd) e enlázaa co arquivoXML de exemplo. A continuación, crea outro documento XML válido para esta DTD.</text:p>
        </text:list-item>
        <text:list-item>
          <text:p text:style-name="P21">Comproba se os seguintes documentos son válidos e en caso contrario modifica o XML para queresponda á DTD proposta.</text:p>
        </text:list-item>
      </text:list>
      <text:p text:style-name="P22"><text:s/></text:p>
      <text:list text:style-name="LFO3" text:continue-numbering="true">
        <text:list-item>
          <text:p text:style-name="P23">&lt;?xml version="1.0" encoding="UTF-8"?&gt;</text:p>
        </text:list-item>
      </text:list>
      <text:p text:style-name="P24">&lt;!DOCTYPE ciclos [</text:p>
      <text:p text:style-name="P25"><text:s/>&lt;!ELEMENT ciclos (ciclo)&gt;</text:p>
      <text:p text:style-name="P26"><text:s/>&lt;!ELEMENT ciclo (#PCDATA)&gt;</text:p>
      <text:p text:style-name="P27">]&gt;</text:p>
      <text:p text:style-name="P28">&lt;ciclos&gt;</text:p>
      <text:p text:style-name="P29"><text:s/>&lt;ciclo&gt;Administración de Sistemas Informáticos e Redes&lt;/ciclo&gt;</text:p>
      <text:p text:style-name="P30"><text:s/>&lt;ciclo&gt;Desenvolvemento de Aplicacións Multiplataforma&lt;/ciclo&gt;</text:p>
      <text:p text:style-name="P31">&lt;ciclo&gt;Desenvolvemento de Aplicacións Web&lt;/ciclo&gt;</text:p>
      <text:p text:style-name="P32">&lt;/ciclos&gt;</text:p>
      <text:list text:style-name="LFO3" text:continue-numbering="true">
        <text:list-item>
          <text:p text:style-name="P33">&lt;?xml version="1.0" encoding="UTF-8"?&gt;</text:p>
        </text:list-item>
      </text:list>
      <text:p text:style-name="P34">&lt;!DOCTYPE ciclo [</text:p>
      <text:p text:style-name="P35"><text:s/>&lt;!ELEMENT ciclo (codigo*)&gt;</text:p>
      <text:p text:style-name="P36"><text:s/>&lt;!ELEMENT codigo (#PCDATA)&gt;</text:p>
      <text:p text:style-name="P37">]&gt;</text:p>
      <text:p text:style-name="P38">&lt;ciclo&gt;</text:p>
      <text:soft-page-break/>
      <text:p text:style-name="P39"><text:s/>&lt;CSIFC01&gt;Administración de sistemas informáticos&lt;/CSIFC01&gt;</text:p>
      <text:p text:style-name="P40"><text:s/>&lt;CSIFC02&gt;Desenvolvemento de aplicacións multiplataforma&lt;/CSIFC02&gt;</text:p>
      <text:p text:style-name="P41"><text:s/>&lt;CSIFC03&gt;Desenvolvemento de aplicacións web&lt;/CSIFC03&gt; &lt;/ciclo&gt;</text:p>
      <text:list text:style-name="LFO3" text:continue-numbering="true">
        <text:list-item>
          <text:p text:style-name="P42">&lt;?xml version="1.0" encoding="UTF-8"?&gt;</text:p>
        </text:list-item>
      </text:list>
      <text:p text:style-name="P43">&lt;!DOCTYPE familias [</text:p>
      <text:p text:style-name="P44"><text:s/>&lt;!ELEMENT familias (familia*)&gt;</text:p>
      <text:p text:style-name="P45"><text:s/>&lt;!ELEMENT familia (codigo, nome)&gt;</text:p>
      <text:p text:style-name="P46"><text:s/>&lt;!ELEMENT codigo (#PCDATA)&gt;</text:p>
      <text:p text:style-name="P47"><text:s/>&lt;!ELEMENT nome (#PCDATA)&gt;</text:p>
      <text:p text:style-name="P48">]&gt;</text:p>
      <text:p text:style-name="P49">&lt;familias&gt;</text:p>
      <text:p text:style-name="P50"><text:s/>&lt;familia&gt;</text:p>
      <text:p text:style-name="P51"><text:s/>&lt;codigo&gt;IFC&lt;/codigo&gt;</text:p>
      <text:p text:style-name="P52"><text:s/>&lt;nome&gt;Informática e comunicacións&lt;/nome&gt;</text:p>
      <text:p text:style-name="P53"><text:s/>&lt;/familia&gt;</text:p>
      <text:p text:style-name="P54"><text:s/>&lt;familia&gt;</text:p>
      <text:p text:style-name="P55"><text:s/>&lt;nome&gt;Imaxe persoal&lt;/nome&gt;</text:p>
      <text:p text:style-name="P56"><text:s/>&lt;codigo&gt;IMP&lt;/codigo&gt;</text:p>
      <text:p text:style-name="P57"><text:s/>&lt;/familia&gt; &lt;/familias&gt;</text:p>
      <text:p text:style-name="P58">d) &lt;?xml version="1.0" encoding="UTF-8"?&gt;</text:p>
      <text:p text:style-name="P59">&lt;!DOCTYPE contactos [</text:p>
      <text:p text:style-name="P60"><text:s/>&lt;!ELEMENT contactos (contacto*)&gt;</text:p>
      <text:p text:style-name="P61"><text:s/>&lt;!ELEMENT contacto (nome, fixo?, mobil+,correo*)&gt;</text:p>
      <text:p text:style-name="P62">&lt;!ELEMENT nome (#PCDATA)&gt;</text:p>
      <text:p text:style-name="P63"><text:s/>&lt;!ELEMENT fixo (#PCDATA)&gt;</text:p>
      <text:p text:style-name="P64"><text:s/>&lt;!ELEMENT mobil (#PCDATA)&gt;</text:p>
      <text:p text:style-name="P65"><text:s/>&lt;!ELEMENT correo (#PCDATA)&gt;</text:p>
      <text:p text:style-name="P66">]&gt;</text:p>
      <text:p text:style-name="P67">&lt;contactos&gt;</text:p>
      <text:p text:style-name="P68"><text:s/>&lt;contacto&gt;</text:p>
      <text:p text:style-name="P69"><text:s/>&lt;nome&gt;Xoel&lt;/nome&gt;</text:p>
      <text:p text:style-name="P70"><text:s/>&lt;fixo&gt;989898989&lt;/fixo&gt;</text:p>
      <text:p text:style-name="P71"><text:s/>&lt;/contacto&gt;</text:p>
      <text:p text:style-name="P72"><text:s/>&lt;contacto&gt;</text:p>
      <text:p text:style-name="P73"><text:s/>&lt;nome&gt;Noa&lt;/nome&gt;</text:p>
      <text:p text:style-name="P74"><text:s/>&lt;fixo&gt;998899889&lt;/fixo&gt;</text:p>
      <text:p text:style-name="P75"><text:s/>&lt;correo&gt;noa.vila@traballo.com&lt;/correo&gt; <text:s/>&lt;mobil&gt;644432344&lt;/mobil&gt;</text:p>
      <text:p text:style-name="P76"><text:s/>&lt;correo&gt;noa@omeucorreo.com&lt;/correo&gt;</text:p>
      <text:p text:style-name="P77"><text:s/>&lt;/contacto&gt; &lt;/contactos&gt;</text:p>
      <text:p text:style-name="P78">e) &lt;?xml version="1.0" encoding="UTF-8"?&gt;</text:p>
      <text:p text:style-name="P79">&lt;!DOCTYPE famosos [</text:p>
      <text:p text:style-name="P80"><text:s/>&lt;!ELEMENT famosos (famoso*)&gt;</text:p>
      <text:p text:style-name="P81"><text:s/>&lt;!ELEMENT famoso ((nome | apodo), profesion+, dataNacemento?)&gt;</text:p>
      <text:p text:style-name="P82"><text:s/>&lt;!ELEMENT nome (#PCDATA)&gt;</text:p>
      <text:p text:style-name="P83"><text:s/>&lt;!ELEMENT<text:s/>apodo (#PCDATA)&gt;</text:p>
      <text:p text:style-name="P84"><text:s/>&lt;!ELEMENT profesion (#PCDATA)&gt;</text:p>
      <text:p text:style-name="P85"><text:s/>&lt;!ELEMENT dataNacimiento (#PCDATA)&gt;</text:p>
      <text:p text:style-name="P86">]&gt;</text:p>
      <text:p text:style-name="P87">&lt;famosos&gt;</text:p>
      <text:p text:style-name="P88"><text:s/>&lt;famoso&gt;</text:p>
      <text:p text:style-name="P89"><text:s/>&lt;nome&gt;Michael Jackson&lt;/nome&gt;</text:p>
      <text:p text:style-name="P90"><text:s/>&lt;apodo&gt;El rey del pop&lt;/apodo&gt;</text:p>
      <text:p text:style-name="P91"><text:s/>&lt;profesion&gt;cantante&lt;/profesion&gt;</text:p>
      <text:p text:style-name="P92"><text:s/>&lt;/famoso&gt;</text:p>
      <text:p text:style-name="P93"><text:s/>&lt;famoso&gt;</text:p>
      <text:p text:style-name="P94"><text:s/>&lt;nome&gt;Frank Sinatra&lt;/nome&gt;</text:p>
      <text:p text:style-name="P95"><text:s/>&lt;apodo&gt;La voz&lt;/apodo&gt;</text:p>
      <text:p text:style-name="P96"><text:s/>&lt;dataNacemento&gt;12-dec-1915&lt;/dataNacemento&gt;</text:p>
      <text:p text:style-name="P97"><text:s/>&lt;profesion&gt;cantante&lt;/profesion&gt;</text:p>
      <text:p text:style-name="P98"><text:s/>&lt;profesion&gt;actor&lt;/profesion&gt;</text:p>
      <text:p text:style-name="P99"><text:s/>&lt;/famoso&gt;</text:p>
      <text:p text:style-name="P100">&lt;/famosos&gt;</text:p>
      <text:p text:style-name="P101">3. Corrixe os erros que se atopan nas seguintes DTDs. Inda que pode haber máis dunha solución para cada unha das tarefas, tenta encontrar a máis sinxela.</text:p>
      <text:p text:style-name="P102">a) &lt;?xml version="1.0" encoding="UTF-8"?&gt;</text:p>
      <text:p text:style-name="P103">&lt;!DOCTYPE ciclos [</text:p>
      <text:p text:style-name="P104"><text:s/>&lt;!ELEMENT ciclos ((medio | superior)*)&gt;</text:p>
      <text:p text:style-name="P105"><text:s/>&lt;!ELEMENT familia (#PCDATA)&gt;</text:p>
      <text:p text:style-name="P106"><text:s/>&lt;!ELEMENT codigo (#PCDATA)&gt;</text:p>
      <text:p text:style-name="P107"><text:s/>&lt;!ELEMENT nome (#PCDATA)&gt;</text:p>
      <text:p text:style-name="P108">]&gt;</text:p>
      <text:p text:style-name="P109">&lt;ciclos&gt;</text:p>
      <text:p text:style-name="P110"><text:s/>&lt;ciclo&gt;</text:p>
      <text:p text:style-name="P111"><text:s/>&lt;superior /&gt;</text:p>
      <text:p text:style-name="P112"><text:s/>&lt;familia&gt;Informática e comunicacións&lt;/familia&gt;</text:p>
      <text:p text:style-name="P113"><text:s/>&lt;codigo&gt;CSIFC03&lt;/codigo&gt;</text:p>
      <text:p text:style-name="P114"><text:s/>&lt;nome&gt;Desenvolvemento de aplicacións web&lt;/nome&gt;</text:p>
      <text:p text:style-name="P115"><text:s/>&lt;/ciclo&gt;</text:p>
      <text:p text:style-name="P116"><text:s/>&lt;ciclo&gt;</text:p>
      <text:p text:style-name="P117"><text:s/>&lt;medio /&gt;</text:p>
      <text:p text:style-name="P118"><text:s/>&lt;familia&gt;Madeira, Moble e Cortiza&lt;/familia&gt;</text:p>
      <text:p text:style-name="P119">&lt;codigo&gt;CMMMC01&lt;/codigo&gt;</text:p>
      <text:p text:style-name="P120"><text:s/>&lt;nome&gt;Carpintaría e Moble&lt;/nome&gt;</text:p>
      <text:p text:style-name="P121"><text:s/>&lt;/ciclo&gt; &lt;/ciclos&gt;</text:p>
      <text:p text:style-name="P122">b) &lt;?xml version="1.0" encoding="UTF-8"?&gt;</text:p>
      <text:p text:style-name="P123">&lt;!DOCTYPE paises [</text:p>
      <text:p text:style-name="P124"><text:s/>&lt;!ELEMENT pais (nome, continente, G20, oceano)&gt;</text:p>
      <text:p text:style-name="P125"><text:s/>&lt;!ELEMENT nome EMPTY&gt;</text:p>
      <text:p text:style-name="P126"><text:s/>&lt;!ELEMENT G20 EMPTY&gt;</text:p>
      <text:p text:style-name="P127"><text:s/>&lt;!ELEMENT oceano EMPTY&gt;</text:p>
      <text:p text:style-name="P128">]&gt;</text:p>
      <text:p text:style-name="P129">&lt;paises&gt;</text:p>
      <text:p text:style-name="P130"><text:s/>&lt;pais&gt;</text:p>
      <text:p text:style-name="P131"><text:s/>&lt;nome&gt;Sudáfrica&lt;/nome&gt;</text:p>
      <text:p text:style-name="P132"><text:s/>&lt;continente&gt;Africa&lt;/continente&gt;</text:p>
      <text:p text:style-name="P133"><text:s/>&lt;G20 /&gt;</text:p>
      <text:p text:style-name="P134"><text:s/>&lt;oceano&gt;Atlántico&lt;/oceano&gt;</text:p>
      <text:p text:style-name="P135"><text:s/>&lt;oceano&gt;Indico&lt;/oceano&gt;</text:p>
      <text:p text:style-name="P136"><text:s/>&lt;/pais&gt;</text:p>
      <text:p text:style-name="P137"><text:s/>&lt;pais&gt;</text:p>
      <text:p text:style-name="P138"><text:s/>&lt;nome&gt;Colombia&lt;/nome&gt;</text:p>
      <text:p text:style-name="P139"><text:s/>&lt;continente&gt;América&lt;/continente&gt;</text:p>
      <text:p text:style-name="P140">&lt;oceano&gt;Atlántico&lt;/oceano&gt;</text:p>
      <text:p text:style-name="P141"><text:s/>&lt;oceano&gt;Pacífico&lt;/oceano&gt;</text:p>
      <text:p text:style-name="P142"><text:s/>&lt;/pais&gt;</text:p>
      <text:p text:style-name="P143"><text:s/>&lt;pais&gt;</text:p>
      <text:p text:style-name="P144"><text:s/>&lt;nome&gt;Bolivia&lt;/nome&gt;</text:p>
      <text:p text:style-name="P145"><text:s/>&lt;continente&gt;América&lt;/continente&gt;</text:p>
      <text:p text:style-name="P146"><text:s/>&lt;/pais&gt;</text:p>
      <text:p text:style-name="P147"><text:s/>&lt;pais&gt;</text:p>
      <text:p text:style-name="P148"><text:s/>&lt;nome&gt;India&lt;/nome&gt;</text:p>
      <text:p text:style-name="P149"><text:s/>&lt;continente&gt;Asia&lt;/continente&gt;</text:p>
      <text:p text:style-name="P150"><text:s/>&lt;G20 /&gt;</text:p>
      <text:p text:style-name="P151"><text:s/>&lt;oceano&gt;Indico&lt;/oceano&gt;</text:p>
      <text:p text:style-name="P152">&lt;/pais&gt; &lt;/paises&gt;</text:p>
      <text:p text:style-name="P153">c) &lt;?xml version="1.0" encoding="UTF-8"?&gt;</text:p>
      <text:p text:style-name="P154">&lt;!DOCTYPE alumnos [</text:p>
      <text:p text:style-name="P155"><text:s/>&lt;!ELEMENT alumnos (alumno)&gt;</text:p>
      <text:p text:style-name="P156"><text:s/>&lt;!ELEMENT numeroExpedente (#PCDATA)&gt;</text:p>
      <text:p text:style-name="P157"><text:s/>&lt;!ELEMENT dataNacemento (#PCDATA)&gt;</text:p>
      <text:p text:style-name="P158"><text:s/>&lt;!ELEMENT nome (#PCDATA)&gt;</text:p>
      <text:p text:style-name="P159">]&gt;</text:p>
      <text:p text:style-name="P160">&lt;alumnos&gt;</text:p>
      <text:p text:style-name="P161"><text:s/>&lt;alumno&gt;</text:p>
      <text:p text:style-name="P162"><text:s/>&lt;numeroExpedente&gt;1023&lt;/numeroExpedente&gt;</text:p>
      <text:p text:style-name="P163"><text:s/>&lt;nome&gt;Alba Prado&lt;/nome&gt;</text:p>
      <text:p text:style-name="P164"><text:s/>&lt;dataNacemento&gt;25/04/1984&lt;/dataNacemento&gt;</text:p>
      <text:p text:style-name="P165"><text:s/>&lt;telefono&gt;676767676&lt;/telefono&gt;</text:p>
      <text:p text:style-name="P166"><text:s/>&lt;telefono&gt;999888777&lt;/telefono&gt;</text:p>
      <text:p text:style-name="P167"><text:s/>&lt;muller /&gt;</text:p>
      <text:p text:style-name="P168"><text:s/>&lt;/alumno&gt;</text:p>
      <text:p text:style-name="P169"><text:s/>&lt;alumno&gt;</text:p>
      <text:p text:style-name="P170"><text:s/>&lt;numeroExpedente&gt;1444&lt;/numeroExpedente&gt;</text:p>
      <text:p text:style-name="P171"><text:s/>&lt;nome&gt;Brais Seoane&lt;/nome&gt;</text:p>
      <text:p text:style-name="P172"><text:s/>&lt;dataNacemento&gt;10/04/1985&lt;/dataNacemento&gt;</text:p>
      <text:p text:style-name="P173"><text:s/>&lt;telefono&gt;688668866&lt;/telefono&gt;</text:p>
      <text:p text:style-name="P174"><text:s/>&lt;varon /&gt;</text:p>
      <text:p text:style-name="P175"><text:s/>&lt;/alumno&gt; &lt;/alumnos&gt;</text:p>
      <text:p text:style-name="P176">d) &lt;?xml version="1.0" encoding="UTF-8"?&gt;</text:p>
      <text:p text:style-name="P177">&lt;!DOCTYPE datasImportantes [</text:p>
      <text:p text:style-name="P178"><text:s/>&lt;!ELEMENT datasImportantes (cumpleanos,aniversarioBoda)&gt;</text:p>
      <text:p text:style-name="P179"><text:s/>&lt;!ELEMENT cumpleanos (persoa, data)&gt;</text:p>
      <text:p text:style-name="P180"><text:s/>&lt;!ELEMENT persoa (#PCDATA)&gt;</text:p>
      <text:p text:style-name="P181">]&gt;</text:p>
      <text:p text:style-name="P182">&lt;datasImportantes&gt;</text:p>
      <text:p text:style-name="P183"><text:s/>&lt;cumpleanos&gt;</text:p>
      <text:p text:style-name="P184">&lt;persoa&gt;Marta&lt;/persoa&gt;</text:p>
      <text:p text:style-name="P185"><text:s/>&lt;data&gt;</text:p>
      <text:p text:style-name="P186"><text:s/>&lt;mes&gt;Xullo&lt;/mes&gt;</text:p>
      <text:p text:style-name="P187"><text:s/>&lt;dia&gt;14&lt;/dia&gt;</text:p>
      <text:p text:style-name="P188"><text:s/>&lt;/data&gt;</text:p>
      <text:p text:style-name="P189"><text:s/>&lt;/cumpleanos&gt;</text:p>
      <text:p text:style-name="P190"><text:s/>&lt;cumpleanos&gt;</text:p>
      <text:p text:style-name="P191"><text:s/>&lt;persoa&gt;Marga&lt;/persoa&gt;</text:p>
      <text:p text:style-name="P192"><text:s/>&lt;data&gt;</text:p>
      <text:p text:style-name="P193"><text:s/>&lt;mes&gt;Maio&lt;/mes&gt;</text:p>
      <text:p text:style-name="P194"><text:s/>&lt;dia&gt;10&lt;/dia&gt;</text:p>
      <text:p text:style-name="P195"><text:s/>&lt;/data&gt;</text:p>
      <text:p text:style-name="P196"><text:s/>&lt;/cumpleanos&gt;</text:p>
      <text:p text:style-name="P197"><text:s/>&lt;cumpleanos&gt;</text:p>
      <text:p text:style-name="P198"><text:s/>&lt;persoa&gt;Xurxo&lt;/persoa&gt;</text:p>
      <text:p text:style-name="P199"><text:s/>&lt;data&gt;</text:p>
      <text:p text:style-name="P200"><text:s/>&lt;mes&gt;Xaneiro&lt;/mes&gt;</text:p>
      <text:p text:style-name="P201"><text:s/>&lt;dia&gt;9&lt;/dia&gt;</text:p>
      <text:p text:style-name="P202"><text:s/>&lt;/data&gt;</text:p>
      <text:p text:style-name="P203"><text:s/>&lt;/cumpleanos&gt;</text:p>
      <text:p text:style-name="P204"><text:s/>&lt;aniversarioBoda&gt;</text:p>
      <text:p text:style-name="P205"><text:s/>&lt;data&gt;</text:p>
      <text:p text:style-name="P206"><text:s/>&lt;mes&gt;Setembro&lt;/mes&gt;</text:p>
      <text:p text:style-name="P207"><text:s/>&lt;dia&gt;30&lt;/dia&gt;</text:p>
      <text:p text:style-name="P208"><text:s/>&lt;/data&gt;</text:p>
      <text:p text:style-name="P209">&lt;/aniversarioBoda&gt;</text:p>
      <text:p text:style-name="P210">&lt;/datasImportantes&gt;</text:p>
      <text:list text:style-name="LFO4" text:continue-numbering="true">
        <text:list-item>
          <text:p text:style-name="P211">Completa o DTD para que o documento XML sexa válido.</text:p>
        </text:list-item>
      </text:list>
      <text:p text:style-name="P212">&lt;?xml version="1.0" encoding="UTF-8"?&gt;</text:p>
      <text:p text:style-name="P213">&lt;!DOCTYPE nota[</text:p>
      <text:p text:style-name="P214">]&gt;</text:p>
      <text:p text:style-name="P215">&lt;nota&gt;A linguaxe &lt;acronimo&gt;XML&lt;/acronimo&gt; <text:s/>ou &lt;ingles&gt;Extensible Markup Language&lt;/ingles&gt; <text:s/>é un subconxunto de &lt;acronimo&gt;SGML&lt;/acronimo&gt;</text:p>
      <text:p text:style-name="P216"><text:s/>que ten<text:s/>como propósito principal facilitar a transferencia <text:s/>de datos a través de diferentes plataformas, <text:s/>especialmente as conectadas a Internet &lt;/nota&gt;</text:p>
      <text:list text:style-name="LFO4" text:continue-numbering="true">
        <text:list-item>
          <text:p text:style-name="P217">Comproba se os seguintes documentos son válidos e en caso contrario modifica o XML para queresponda á DTD proposta.</text:p>
        </text:list-item>
      </text:list>
      <text:p text:style-name="P218">a) &lt;?xml version="1.0" encoding="UTF-8"?&gt;</text:p>
      <text:p text:style-name="P219">&lt;!DOCTYPE exames [</text:p>
      <text:p text:style-name="P220"><text:s/>&lt;!ELEMENT exames (examen*)&gt;</text:p>
      <text:p text:style-name="P221"><text:s/>&lt;!ELEMENT examen EMPTY&gt;</text:p>
      <text:p text:style-name="P222"><text:s/>&lt;!ATTLIST examen data CDATA #REQUIRED&gt;</text:p>
      <text:p text:style-name="P223"><text:s/>&lt;!ATTLIST examen hora CDATA #REQUIRED&gt;</text:p>
      <text:p text:style-name="P224"><text:s/>&lt;!ATTLIST examen materia CDATA #REQUIRED&gt; ]&gt;</text:p>
      <text:p text:style-name="P225">&lt;exames&gt;</text:p>
      <text:p text:style-name="P226"><text:s/>&lt;examen data="15/02/2012" hora="18:30"&gt;Bases de datos&lt;/examen&gt;</text:p>
      <text:p text:style-name="P227"><text:s/>&lt;examen data="06/03/2012" hora="16:00"&gt;XML&lt;/examen&gt;</text:p>
      <text:p text:style-name="P228"><text:s/>&lt;examen data="30/03/2012" hora="19:00"&gt;Redes&lt;/examen&gt;</text:p>
      <text:p text:style-name="P229">&lt;/exames&gt;</text:p>
      <text:p text:style-name="P230">b) &lt;?xml version="1.0" encoding="UTF-8"?&gt;</text:p>
      <text:p text:style-name="P231">&lt;!DOCTYPE alumnos [</text:p>
      <text:p text:style-name="P232"><text:s/>&lt;!ELEMENT alumnos (alumno*)&gt;</text:p>
      <text:p text:style-name="P233"><text:s/>&lt;!ELEMENT alumno EMPTY&gt;</text:p>
      <text:p text:style-name="P234"><text:s/>&lt;!ATTLIST alumno codigo ID #REQUIRED&gt;</text:p>
      <text:p text:style-name="P235"><text:s/>&lt;!ATTLIST alumno nome NMTOKENS #REQUIRED&gt;</text:p>
      <text:p text:style-name="P236"><text:s/>&lt;!ATTLIST alumno idade NMTOKENS #REQUIRED&gt;</text:p>
      <text:p text:style-name="P237">]&gt;</text:p>
      <text:p text:style-name="P238">&lt;alumnos&gt;</text:p>
      <text:p text:style-name="P239"><text:s/>&lt;alumno codigo="100" nome="Lorena Casal Rodríguez" idade="5" /&gt;</text:p>
      <text:p text:style-name="P240"><text:s/>&lt;alumno<text:s/>codigo="123" nome="Xurxo Vega Sousa" idade="7" /&gt;</text:p>
      <text:p text:style-name="P241"><text:s/>&lt;alumno codigo="132" nome="Antía Castro Castiñeira" /&gt;</text:p>
      <text:p text:style-name="P242">&lt;/alumnos&gt;</text:p>
      <text:p text:style-name="P243">c) &lt;?xml version="1.0" encoding="UTF-8"?&gt;</text:p>
      <text:p text:style-name="P244">&lt;!DOCTYPE material [</text:p>
      <text:p text:style-name="P245"><text:s/>&lt;!ELEMENT material (articulo*)&gt;</text:p>
      <text:p text:style-name="P246"><text:s/>&lt;!ELEMENT articulo EMPTY&gt;</text:p>
      <text:p text:style-name="P247"><text:s/>&lt;!ATTLIST articulo nome CDATA #REQUIRED</text:p>
      <text:p text:style-name="P248"><text:s/>cantidade CDATA "1"&gt;</text:p>
      <text:p text:style-name="P249">]&gt;</text:p>
      <text:p text:style-name="P250">&lt;material&gt;</text:p>
      <text:p text:style-name="P251"><text:s/>&lt;caderno cantidade="2" /&gt;</text:p>
      <text:p text:style-name="P252">&lt;boli cantidade="2" /&gt;</text:p>
      <text:p text:style-name="P253"><text:s/>&lt;goma cantidade="3" /&gt;</text:p>
      <text:p text:style-name="P254"><text:s/>&lt;regra /&gt;</text:p>
      <text:p text:style-name="P255">&lt;/material&gt;</text:p>
      <text:p text:style-name="P256">6. A partir da seguinte DTD, escribe un documento XML que sexa válido para usar con esta DTD e que describe un edificio que está situado na rúa Ponzano 66 de Madrid (28003), del que descoñecemos o valor, que está construído en formigón en febreiro de 1989<text:s/>e que se vai destinar a alquiler.</text:p>
      <text:p text:style-name="P257">&lt;!ELEMENT edificio (enderezo, dataConstrucion, material?)&gt;</text:p>
      <text:p text:style-name="P258"><text:s/>&lt;!ELEMENT enderezo (rua, numero, poboacion, provincia, codigoPostal)&gt;</text:p>
      <text:p text:style-name="P259"><text:s/>&lt;!ELEMENT rua (#PCDATA)&gt;</text:p>
      <text:p text:style-name="P260"><text:s/>&lt;!ELEMENT numero (#PCDATA)&gt;</text:p>
      <text:p text:style-name="P261"><text:s/>&lt;!ELEMENT poboacion (#PCDATA)&gt;</text:p>
      <text:p text:style-name="P262"><text:s/>&lt;!ELEMENT provincia (#PCDATA)&gt;</text:p>
      <text:p text:style-name="P263"><text:s/>&lt;!ELEMENT codigoPostal (#PCDATA)&gt;</text:p>
      <text:p text:style-name="P264"><text:s/>&lt;!ELEMENT dataConstrucion EMPTY&gt;</text:p>
      <text:p text:style-name="P265"><text:s/>&lt;!ATTLIST dataConstrucion <text:s/>mes CDATA #REQUIRED <text:s/>ano CDATA #REQUIRED&gt; <text:s/>&lt;!ELEMENT material (#PCDATA)&gt;</text:p>
      <text:p text:style-name="P266"><text:s/>&lt;!ATTLIST edificio</text:p>
      <text:p text:style-name="P267"><text:s/>valor CDATA #IMPLIED <text:s/>alquiler (verdadeiro|falso) #REQUIRED&gt;</text:p>
      <text:p text:style-name="P268">7. Escribe unha DTD e un documento XML válido, para definir as regras seguintes para rexistrar as reservas que se fan nun Centro Social dos locales que ten dispoñibles nun ano determinado:</text:p>
      <text:list text:style-name="LFO5" text:continue-numbering="true">
        <text:list-item>
          <text:p text:style-name="P269">Un elemento raíz reservas que permitirá rexistrar as reservas que se fagan do polideportivo e/ou do local social. Este elemento terá un atributo obrigatorio ano para rexistrar o ano no que se fan as reservas.<text:s/></text:p>
        </text:list-item>
        <text:list-item>
          <text:p text:style-name="P270">Cada reserva terá un atributo local que poderá tomar os valores Polideportivo ou Local social; e un atributo bonificación,-opcional-, que indicará a bonificación que se aplicará a este cliente sobre o custo total da factura.<text:s/></text:p>
        </text:list-item>
        <text:list-item>
          <text:p text:style-name="P271">Cada reserva terá:<text:s/></text:p>
        </text:list-item>
      </text:list>
      <text:p text:style-name="P272"><text:span text:style-name="T273">◦</text:span><text:span text:style-name="T274"><text:s/></text:span>unha data, que ten dous atributos obrigatorios mes e día, e un atributo horario que pode tomar os valores mañá, tarde ou día (para indicar o día completo). Por defecto, tomará o valor de tarde.<text:s/></text:p>
      <text:p text:style-name="P275"><text:span text:style-name="T276">◦</text:span><text:span text:style-name="T277"><text:s/></text:span>Información sobre o evento que se vai celebrar no caso de que se sepa.<text:s/></text:p>
      <text:p text:style-name="P278"><text:span text:style-name="T279">◦</text:span><text:span text:style-name="T280"><text:s/></text:span>A continuación para manter información sobre o cliente que fai a reserva, aparecerá un elemento clienteEmpresa ou ben un elemento clientePersoal.<text:s/></text:p>
      <text:list text:style-name="LFO5" text:continue-numbering="true">
        <text:list-item>
          <text:p text:style-name="P281">Os elementos evento, clienteEmpresa, clientePersoal son datos textuais.</text:p>
        </text:list-item>
      </text:list>
      <text:p text:style-name="P282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009in" fo:line-height="103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416in" text:min-label-width="0in" text:list-level-position-and-space-mode="label-alignment">
          <style:list-level-label-alignment text:label-followed-by="listtab" fo:margin-left="0.5416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." style:num-format="1" text:start-value="2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1805in" text:min-label-width="0in" text:list-level-position-and-space-mode="label-alignment">
          <style:list-level-label-alignment text:label-followed-by="listtab" fo:margin-left="0.180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4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268in" fo:page-height="11.693in" style:print-orientation="portrait" fo:margin-top="0.7944in" fo:margin-left="0.7888in" fo:margin-bottom="0.9388in" fo:margin-right="0.7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4-11-22T13:23:00Z</meta:creation-date>
    <dc:date>2024-11-22T13:23:00Z</dc:date>
    <meta:template xlink:href="Normal" xlink:type="simple"/>
    <meta:editing-cycles>2</meta:editing-cycles>
    <meta:editing-duration>PT0S</meta:editing-duration>
    <meta:document-statistic meta:page-count="3" meta:paragraph-count="18" meta:word-count="1420" meta:character-count="9500" meta:row-count="67" meta:non-whitespace-character-count="8098"/>
  </office:meta>
</office:document-meta>
</file>